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text-properties fo:font-size="10pt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ize="10pt" style:font-size-asian="10pt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0pt" fo:font-weight="bold" style:font-size-asian="10pt" style:font-weight-asian="bold"/>
    </style:style>
    <style:style style:name="T3" style:family="text">
      <style:text-properties fo:font-size="10pt" style:font-size-asian="10pt"/>
    </style:style>
    <style:style style:name="T4" style:family="text">
      <style:text-properties fo:font-size="10pt" fo:language="ar" fo:country="SA" style:font-size-asian="10pt" style:language-asian="zh" style:country-asian="CN" style:language-complex="ar" style:country-complex="SA"/>
    </style:style>
    <style:style style:name="T5" style:family="text">
      <style:text-properties fo:font-size="11pt" fo:font-weight="bold" style:font-size-asian="11pt" style:font-weight-asian="bold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youb Achboune</text:span></text:p>
      <text:p text:style-name="P1"><text:span text:style-name="T2">Nacionalidad</text:span><text:span text:style-name="T3">: Española </text:span></text:p>
      <text:p text:style-name="P1"><text:span text:style-name="T2">Fecha de nacimiento: </text:span><text:span text:style-name="T3">22/07/2005 <text:s/></text:span></text:p>
      <text:p text:style-name="P1"><text:span text:style-name="T2">Género</text:span><text:span text:style-name="T3">: Masculino</text:span></text:p>
      <text:p text:style-name="P1"><text:span text:style-name="T2">Número de teléfono</text:span><text:span text:style-name="T3">: (+34) 645112217</text:span></text:p>
      <text:p text:style-name="P1"><text:span text:style-name="T2">Dirección de correo electrónico:</text:span><text:span text:style-name="T3"> </text:span><text:a xlink:type="simple" xlink:href="mailto:aachboune20744@gmail.com" text:style-name="Internet_20_link" text:visited-style-name="Visited_20_Internet_20_Link"><text:span text:style-name="Internet_20_link"><text:span text:style-name="T4">aachboune20744@gmail.com</text:span></text:span></text:a></text:p>
      <text:p text:style-name="P3"/>
      <text:p text:style-name="P3"/>
      <text:p text:style-name="P3"/>
      <text:p text:style-name="P3"/>
      <text:p text:style-name="P1"><text:span text:style-name="T5">SOBRE MÍ</text:span></text:p>
      <text:p text:style-name="P1"><text:span text:style-name="T3">Soc un jove de 18 anys que actualment segueix estudiant, per obtenir un futur bó. Soc actiu i</text:span></text:p>
      <text:p text:style-name="P1"><text:span text:style-name="T3">perseverant</text:span></text:p>
      <text:p text:style-name="P3"/>
      <text:p text:style-name="P1"><text:span text:style-name="T5">EXPERIENCIA LABORAL</text:span></text:p>
      <text:p text:style-name="P1"><text:span text:style-name="T3">Director de hotel</text:span></text:p>
      <text:p text:style-name="P3"/>
      <text:p text:style-name="P3"/>
      <text:p text:style-name="P1"><text:span text:style-name="T2">COMPETENCIAS DE IDIOMAS</text:span></text:p>
      <text:p text:style-name="P1"><text:span text:style-name="T3">Lengua(s) materna(s): </text:span><text:span text:style-name="T2">español </text:span><text:span text:style-name="T3">| </text:span><text:span text:style-name="T2">árabe</text:span></text:p>
      <text:p text:style-name="P1"><text:span text:style-name="T3">Otro(s) idioma(s):</text:span></text:p>
      <text:p text:style-name="P1"><text:span text:style-name="T2">ingles catalán</text:span></text:p>
      <text:p text:style-name="P1"><text:span text:style-name="T3">COMPRENSIÓN AUDITIVA B1COMPRENSIÓN AUDITIVA A2</text:span></text:p>
      <text:p text:style-name="P1"><text:span text:style-name="T3">COMPRENSIÓN LECTORA A2COMPRENSIÓN LECTORA A1</text:span></text:p>
      <text:p text:style-name="P1"><text:span text:style-name="T3">EXPRESIÓN ESCRITA A2 PRODUCCIÓN ORAL A2 EXPRESIÓN ESCRITA A1 PRODUCCIÓN ORAL A1</text:span></text:p>
      <text:p text:style-name="P1"><text:span text:style-name="T3">INTERACCIÓN ORAL A2</text:span></text:p>
      <text:p text:style-name="P1"><text:span text:style-name="T3">INTERACCIÓN ORAL A1</text:span></text:p>
      <text:p text:style-name="P1"><text:span text:style-name="T3">Niveles: A1 y A2 (usuario básico), B1 y B2 (usuario independiente), C1 y C2 (usuario competente)</text:span></text:p>
      <text:p text:style-name="P3"/>
      <text:p text:style-name="P3"/>
      <text:p text:style-name="P1"><text:span text:style-name="T5">EDUCACIÓN Y FORMACIÓN</text:span></text:p>
      <text:p text:style-name="P1"><text:span text:style-name="T3">Titulacion en la secundaria</text:span></text:p>
      <text:p text:style-name="P3"/>
      <text:p text:style-name="P1"><text:span text:style-name="T5">AFICIONES E INTERESES</text:span></text:p>
      <text:p text:style-name="P4"/>
      <text:p text:style-name="P4"/>
      <text:p text:style-name="P1"><text:span text:style-name="T2">Informática</text:span></text:p>
      <text:p text:style-name="P1"><text:span text:style-name="T3">Apassionat en el món del software i hadware</text:span></text:p>
      <text:p text:style-name="P3"/>
      <text:p text:style-name="P3"/>
      <text:p text:style-name="P1"><text:span text:style-name="T2">Deports</text:span></text:p>
      <text:p text:style-name="P1"><text:span text:style-name="T3">Soc un jove molt producitu i apassionat amb el futbol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6:23:01.712834418</meta:creation-date>
    <meta:editing-cycles>2</meta:editing-cycles>
    <dc:date>2023-11-20T16:27:57.218988535</dc:date>
    <meta:editing-duration>PT4M55S</meta:editing-duration>
    <meta:document-statistic meta:table-count="0" meta:image-count="0" meta:object-count="0" meta:page-count="1" meta:paragraph-count="28" meta:word-count="132" meta:character-count="905" meta:non-whitespace-character-count="798"/>
    <meta:generator>LibreOffice/7.3.7.2$Linux_X86_64 LibreOffice_project/30$Build-2</meta:generator>
  </office:meta>
</office:document-meta>
</file>